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ведение</text:h>
      <text:p text:style-name="Text_20_body">Молодой ученик библиотекаря торопливо шел к Большой Библиотеке, его коричневые домотканные одежды трепетали. Переступив порог рядом со статуей первого Верховного Библиотекаря Фенбруса Лодда, он вошел в огромное круглое здание. Пробрался сквозь лес высоких столбов, каждый из которых был обит колышками для восхождения, и приостановился, чтобы вдохнуть знакомый запах древесной камфоры и коры, покрытой плесенью. Вокруг него, сверкающие пылинки танцевали в лучах золотого света, пробивавшегося сквозь окна.</text:p>
      <text:p text:style-name="Text_20_body">Подняв глаза, он увидел большие группы свитков, свисавших с темных сводчатых стропил. Бесчисленные драгоценные рукописи, которые хранятся в Большой Библиотеке на Вольной Пустоши, тщательно переводились и записывались на пергамент древесными чернилами, бережно сохранялись поколениями библиотекарей, уходящих во времена Кобольда Мудрого.</text:p>
      <text:p text:style-name="Text_20_body">Ученые трактаты о существах Дремучих Лесов висели рядом с работами по медицине и древесной науке. Истории о сражениях небесных кораблей висели рядом с руководством по предсказанию погоды и сагами о Гоблинских Племенах. Работы по каждому аспекту Края и его истории - от разрушения Старого Нижнего Города до битвы за Вольную Пустошь - можно было найти на пыльных страницах, заполненных воздушными пиратами, господами из Лиги, рыцарями-академиками и странными гоблинскими племенами.</text:p>
      <text:p text:style-name="Text_20_body">Библиотекарь остановился перед одним из больших столбов и прочитал табличку в его основании. Затем, заправив подол мантии за пояс, он начал подниматься по колонне, переступая по две ступеньке за раз. Он стремился найти трактат о Сладком дереве, который был нужен ему для завершения исследования в кабинке-читальне. Высоко на стропилах, он спустился в одну из подвесных корзин и, схватив веревку, подтянул себя вместе с ней...</text:p>
      <text:p text:style-name="Text_20_body">— Живительное дерево, хвостовик, вонючее дерево... — Он прочитал таблички на древесных балках наверху. — Сладкое дерево.</text:p>
      <text:p text:style-name="Text_20_body">Стараясь не выпасть из опасно раскачивающейся корзины, он потянулся и вытащил пыльный тубус со свитком из держателя под самой крышей. Заглянув внутрь резной деревянной трубки, библиотекарь нахмурился. Вместо нового доклада Арбориса Хелкуикса о сладком дереве, там лежало четыре пыльных, давно забытых свитка.</text:p>
      <text:p text:style-name="Text_20_body">Несмотря на все усилия библиотекарей, некоторые "умельцы" умудрялись задеть корзиной тубусы и высыпать их содержимое на пол. Подмастерья должны были собирать их и возвращать на место. Но ошибки всё же случались.</text:p>
      <text:p text:style-name="Text_20_body">"Кто знает, из какого темного угла библиотеки эти древние свитки попали сюда?'' — размышлял библиотекарь, вытаскивая их из тубуса.</text:p>
      <text:p text:style-name="Text_20_body">Они, конечно, выглядели поинтереснее, чем старые свитки Хелкуикса с бесконечными нудными вычислениями. Внешние поля свитков были покрыты сложным узором, где просматривались древние воздушные корабли, каменные пилоты в капюшонах, странные гоблины с въющимися усиками и великие битвы.</text:p>
      <text:p text:style-name="Text_20_body">Библиотекарь поудобнее устроился в висячей корзине, его сердце бешено колотилось, а во рту пересохло. Медленно, дрожащими пальцами, он развернул первый, пожелтевший от времени свиток и начал читать...</text:p>
      <text:h text:style-name="Heading_20_1" text:outline-level="1"><text:soft-page-break/>Путешествие душегубки - Глава Первая - Ужин на рассвете</text:h>
      <text:p text:style-name="Text_20_body">Керис откинула навес из кожи тильдера и вышла из горячей, шумной кухонной хижины. Была прекрасная зимняя ночь, полная луна висела высоко над вершинами деревьев. Она сияла ярким и чистым светом, отбрасывая синевато-серую тень на избушки из кампешевого дерева; в деревне и по всей поляне иней искрился, как пылефракс, в свете этой луны .</text:p>
      <text:p text:style-name="Text_20_body">Но у Керис не было времени восхищаться лунным светом. Плетеная корзина, которую она несла на полусогнутых руках, испускала завихрения душистого пара, который, поднимаясь вверх, смешивался с паром из ее собственного рта, пока она спешно шла через деревню. Ей надо было поторопиться, чтобы горячий, пряный напиток не стал холодным и безвкусным.</text:p>
      <text:p text:style-name="Text_20_body">Позади неё в кухонной хижине грохотали ножи на колодах для рубки, мясо шипело на больших сковородах из медного дерева, и звучала низкая, ритмичная песня душегубцев — производителей колбасы. Такая какофония звуков могла означать только одно.</text:p>
      <text:p text:style-name="Text_20_body">Деревня ожидала гостей.</text:p>
      <text:p text:style-name="Text_20_body">Керис подрагивала, когда шагала мимо хижин сыроделов с их рядами сохнущих сыров; мимо изб кожевников, с их валиками и дубильными чанами, из которых вздымался резкий темно-красный пар, пока в них медленно обрабатывалась тильдячья кожа; и мимо сараев шкурозаготовщиков, где висели большие косматые шкуры ежеобразов. Но не холод заставлял ее пальцы дрожать — от него Керис защищал жилет из кожи ежеобраза, плотно закрытый на шее; она трепетала от волнения.</text:p>
      <text:p text:style-name="Text_20_body">Сегодня ночью будет пир.</text:p>
      <text:p text:style-name="Text_20_body">Керис нравилось, когда в её деревне шли пиршества до рассвета, и приезжали гости. Но дело было не просто в традиционном гостеприимстве душегубцев — когда огромный общий стол на деревенской поляне накрывали пропаренными тильдячьими окороками, пряными колбасами, стейками из ежеобраза и котлами сочного супа из сладкого мяса. Нет, она с таким нетерпением ждала именно то, что будет после. Когда в жаровне будет полыхать яркий огонь, согревающий ряды подвешенных на верхушках деревьев семейных гамаков; появятся бледные тени от первых лучей рассвета на столе и сонных гостях, тогда верховный пастух поднимится на ноги и произнесет тост.</text:p>
      <text:p text:style-name="Text_20_body">— Мы хорошо поели и много выпили, — скажет бы он с ажиотажем, поднимая свою кружку лесного эля выше своей лохматой рыжей шевелюры. — Теперь пусть же наши гости расскажут о своих путешествиях по местам, далеким от наших пастбищ!</text:p>
      <text:p text:style-name="Text_20_body">И затем начанутся истории. Гоблины-утконосы — торговцы смолой — описывали бы свои дома в ветвях могучих сосен железного дерева посреди стад гигантских древесных фромпов, от которых зависит их жизнь. Чтобы поднять настроение, шахтеры-дуркотроги пересказажут все похабные истории, которые они слышали холодными ночами в глубоких пещерах. И одинокие эльфы-дубовички задумчиво расскажут о колыбельных рощах их детства, и о поисках места для чудесных коконов птиц-помогарей.</text:p>
      <text:p text:style-name="Text_20_body">Керис любила все эти истории; она помнила и могла пересказать их себе или своим многочисленным кузенам в гамаке днём, если им не спалось. Но с наибольшим нетерпением она ждала историй воздушных пиратов, которыми дорожила больше всего...</text:p>
      <text:p text:style-name="Text_20_body">Она улыбнулась сама себе: блеску своих темных глаз и длинным тёмным волосам, уложенным в душегубском стиле жиром тильдера, поблёскивающим в лунном свете. Она дошла до конца деревни и спустилась на широкий пастуший путь, ведущий к низинным пастбищам. Высокие колючие кустарники образовали непроницаемый барьер по обе стороны от тропы; Керис знала, что сразу за ними были уже Дремучие Леса.</text:p>
      <text:p text:style-name="Text_20_body"><text:soft-page-break/>Она слышала их вокруг себя. Вой и визг ночных существ в эту яркую, залитую лунным светом ночь, казались громче, чем когда-либо. От вопля равнинного ястреба и визга свиномордов до отдаленного воя одиноких толстолапов; бритвозубы, долгоруки, фромпы и куармы — она различала даже их крики...</text:p>
      <text:p text:style-name="Text_20_body">— Дремучие Леса... — прошептала она.</text:p>
      <text:p text:style-name="Text_20_body">Бескрайний, задумчивый лес был полон невообразимых чудес и ужасных опасностей. Каждый душегубец с детства и боялся этого места, и уважал его. Как и их соседи — лесные тролли в деревнях на востоке и гоблины-сиропщики в своих колониях на западе — душегубцы хорошо знали, что для выживания в лесу нужно держаться вместе и никогда не уходить от пастушьих путей и пастбищ. Тот, кто не нарушает этих правил, держит жизнь в своих руках — такое выражение Керис слышала часто.</text:p>
      <text:p text:style-name="Text_20_body">Возможно, поэтому в деревне устраивали такие обильные банкеты для гостей, приезжавших, чтобы обменять свои товары на тонко обработанную тильдячью кожу и мастерски обработанные шкуры ежеобразов. Хорошо зная обо всех опасностях, душегубцы восхищались храбростью гостей, путешествующих так далеко от своих жилищ. Кроме того, они любили рассказы путников о трудностях дороги и разнообразных стычках между различными существами; получив известия о внешнем мире, они спокойнее спали в своих комфортных гамаках возле огня жаровни.</text:p>
      <text:p text:style-name="Text_20_body">— Пожалуйста, пусть он приедет, пожалуйста, пусть он приедет... — повторяла себе много раз Керис, когда она достигла конца пастушьего пути и оказалась в густом, цветущем низинном пастбище, где мятлик рос до колена.<text:line-break/>Чуть поодаль паслись стада ежеобразов; в группах по дюжине и больше, они были похожи на огромные косматые острова серо-коричневого меха в колыхающемся море серебристой травы. За ними следили худые, жилистые пастухи с длинными посохами и игловидными рыжими волосами.</text:p>
      <text:p text:style-name="Text_20_body">Керис быстро пробилась в центр пастбища, где собрались пастухи, вдали от опасной грани начала леса. Несколько ежеобразов, мыча, уступили ей дорогу.<text:line-break/>— Дядя Хрящик, — поприветствовала она высокого пастуха в кожаной накидке.</text:p>
      <text:p text:style-name="Text_20_body">Он повернул к ней седое лицо; его кожа была глубокого, темно-красного цвета от дыма дубильных сараев. Собственный цвет лица Керис казался ей противоестественно бледным в сравнении с ним, а ее взлохмаченные волосы выглядели еще более черными.<text:line-break/>— Доброй ночи, юная Керис, — улыбнулся он, его пристальный взгляд падал на плетеную корзину в ее руках. — Это моя полуночная пища? Ты так добра своему старому дяде.</text:p>
      <text:p text:style-name="Text_20_body">Он взял корзину у своей племянницы и, расстилая свою кожаную накидку на траве, указал жестом, где ей сесть, чтобы распаковать содержимое корзины. Там оказались три тильдячих колбаски, ещё сохранившие жар сковороды, кусок ежеобразьего сыра, ломоть мягкого ячменного хлеба и фляга ароматного сидра — и всё это ещё горячее.</text:p>
      <text:p text:style-name="Text_20_body">— Это чтобы не пропустить холод внутрь, — Хрящ подмигнул Керис и сделал длинный глоток из бутыли, — и согреть сердце старого пастуха!<text:line-break/>Керис смотрела, как он утер рот рукой. <text:line-break/>— Вы видели их, дядя? — взволнованно начала она. — Наших гостей? Откуда они? Они...?<text:line-break/>— Воздушные пираты? — с улыбкой сказал Хрящ и покачал головой. — Я не могу сказать наверняка.</text:p>
      <text:p text:style-name="Text_20_body">Керис вздохнула. Когда-то воздушные пираты были частыми гостями, и в небе над деревней было много больших небесных кораблей, которые они ставили на якорь к вершинам самых больших деревьев. Но последнее время они стали посещать душегубцев всё реже и реже. Последний раз они были тут, должно быть, пять или шесть лет назад.<text:line-break/>— Кем бы они не были, — сказал он, — согласно сигналу барабанов, они идут от лесных <text:soft-page-break/>троллей пешком. На рассвете нам будет уже всё о них известно, так что не обнадеживай себя раньше времени, моя дорогая Керис.</text:p>
      <text:p text:style-name="Text_20_body">— Я не могу, — признала Керис, нахмурившись и закусив губу. — Каждый раз, когда в деревню прибывают гости, я не могу не надеяться, что среди них может быть...<text:line-break/>— Твой отец, — сказал Хрящ, кладя руку ей на плечо и задумчиво поглаживая шерсть ежеобраза. — Знаешь, Керис, когда твоя мать — моя сестра, Крепышка, упокой Небо её душу — умерла от лихорадки, для Прутика, твоего отца, это было очень сильным ударом...<text:line-break/>Керис смутилась, с трудом глотая непережёванный кусок ячменного хлеба.</text:p>
      <text:p text:style-name="Text_20_body">— Он ушёл в себя, вспоминая прошлое, обвиняя себя во всём, в чем только можно — и реальном, и надуманном — пока я не начал бояться, что он закончит так же, как и твоя бедная мать. Он стал таким худым и бледным...<text:line-break/>Хрящ поднял бутылку горячего сидра и сделал ещё один глоток.</text:p>
      <text:p text:style-name="Text_20_body">— Знаешь, он ощущал, что смерть твоей мамы была своего рода наказанием за то, что он оставил свою команду, — он покачал головой. — Он убедил себя, что единственный способ защитить тебя, свою маленькую дочь — вернуться в Дремучие Леса и всё исправить. Тебе было три года, и ты была едва крупнее детёныша тильдера, когда он отдал тебя мне и попросил, чтобы я заботился о тебе, как будто бы ты была моей собственной дочерью. Тогда он уехал, обещая возвратиться, как только найдёт свой экипаж...</text:p>
      <text:p text:style-name="Text_20_body">— Это было десять лет назад, — сказала Керис, тщетно пытаясь скрыть горечь в своём голосе.<text:line-break/>— Может быть, — сказал Хрящ, поворачивая свою седую тёмно-красную голову к лесу. — Но где бы ни был твой отец, можешь быть уверена, что он не забывает тебя, точно так же, как он не забывает свою команду. И поверь мне, он сделает все, что может, чтобы вернуться...<text:line-break/>— Но с чего ты так в этом уверен, дядя? — сердито перебила Керис, ее глаза блестели от слез.</text:p>
      <text:p text:style-name="Text_20_body">Сколько раз она лежала с открытыми глазами в середине дня, перебирая в голове те несколько воспоминаний, которые остались у неё от отца, вместе с тем, что ей сказал о нем ее дядя? А сколько слез она уже пролила?</text:p>
      <text:p text:style-name="Text_20_body">Четырнадцатью годами ранее в деревню прибыл пиратский воздушный корабль; он назывался "Бегущий-по-Небу". Молодой капитан пиратов — друг ее дяди Хряща — был болен; его команда совсем отчаялась. Они оставили его с душегубцами, обещая вернуться, как только смогут. Ослабленный лихорадкой, он кормился грудью её матери, Крепышки. Капитан выздоравливал долго и медленно, но постепенно ему становилось лучше; за всё это время Крепышка полюбила молодого, бледнолицего капитана пиратов и он ответил ей взаимностью — он не презирал душегубцев, в отличие от многих других обитателей Дремучих Лесов. Когда его команда вернулась, Прутик отпустил их, обещая позже догнать. Но он остался, снова и снова откладывая время отъезда.</text:p>
      <text:p text:style-name="Text_20_body">Через год после дня его прибытия, родилась Керис...<text:line-break/>Об отце она помнила только мимолетные образы. Как она сидела верхом на его широких, сильных плечах. Блеск его глаз, таких же зелёных, как и у неё. Отрывки колыбельной, которую отец пел мягким, ритмичным голосом, пока она медленно засыпала в теплом гамаке...</text:p>
      <text:p text:style-name="Text_20_body">Ее мать умерла, когда Керис был всего один год. И, если верить её дяде, Хрящу, Прутик покинул деревню два года спустя.<text:line-break/>Это было десять лет назад. Десять лет она делит гамак с дядей Хрящом и его семьей, все же чувствуя себя чужой: бледнолицый ребенок с черными волосами среди кузенов с темно-красными лицами, с волосами цвета пламени. Всё это время, каждый раз, когда в деревню должны были прибыть гости, она надеялась, что среди них будет тот, кого она ждала. Десять лет надежды — и десять лет разочарования...</text:p>
      <text:p text:style-name="Text_20_body"><text:soft-page-break/>Конечно, она любила истории за ужинами на рассвете, но если в деревню прибывали воздушные пираты, она нетерпеливо спрашивала у них о новостях от своего отца, капитана Прутика — но безуспешно. Хотя, истории! Какие истории могли рассказать пираты! Об эпических путешествиях через грязную, дикую Топь; о рейдах через Сумеречный Лес и о захватывающих интригах Нижнего Города, и о еще более невероятном Санктафраксе с его дворцами, парящими в облаках.</text:p>
      <text:p text:style-name="Text_20_body">В течение многих месяцев после каждого визита воздушных пиратов Керис целыми днями мечтала.<text:line-break/>И все же, даже после этих десяти лет, она не смогла сдержать это чувство пьянящего волнения; вопреки всему в ней цвела надежда, которая была так сильна, что вызывала боль в ее сердце, каждый раз, когда в деревню приходили новости о гостях. В её голове возникали старые сомнения, терзавшие её всё больше и больше.</text:p>
      <text:p text:style-name="Text_20_body">Мог ли это быть её отец на сей раз? Если нет, то где он находится всё это время? Что произошло с ним? И увидит ли она его когда-нибудь снова?<text:line-break/>— С чего ты так уверен, что мой отец вернётся? — повторила Керис, на сей раз мягче, вытирая слезу рукавом. — Может, он просто улетел со своей командой и забыл обо мне, откуда тебе знать?<text:line-break/>Хрящ наклонился вперед; оторвав ломоть ячменного хлеба, он начал его грызть. Глаза старого душегубца остекленели.</text:p>
      <text:p text:style-name="Text_20_body">— Потому что, — он медленно говорил, смотря в одну точку, — давным-давно, до твоего рождения, я был просто молодым парнем, и кончики моих ушей были ещё розовыми; тогда я считал, что знал всё лучше, чем старшие... — Он сделал паузу и еще раз обратил свой взгляд к Дремучим Лесам вдали. — Твой отец, Прутик, спас мне жизнь.<text:line-break/>— Да? — удивилась Керис.</text:p>
      <text:p text:style-name="Text_20_body">Эту историю о ее отце дядя никогда прежде не рассказывал.<text:line-break/>— Я не люблю говорить об этом, потому что это не делает мне чести, — сказал Хрящ, — ведь я был ужасно глуп, — он покачал головой. — Ужасный пример для молодых людей вроде тебя, Керис, — он закашлялся. — Знаешь, тогда я сошёл с пастушьего пути. Я убрёл прочь в Дремучие Леса...</text:p>
      <text:p text:style-name="Text_20_body">У Керис отвисла челюсть. Она сама часто думала о том, чтобы сделать это. Но на это ее бабушка часто замечала: "В твоих венах бежит горячая кровь воздушного пирата, так что неудивительно, что у тебя такое стремление к перемене места".</text:p>
      <text:p text:style-name="Text_20_body">— Мне было любопытно, — продолжал он. — И я думал, что смогу разведать новое пастбище, проторить новый путь, стать известным в деревне. Вместо этого, я нашел только огромного, жирного, склизкого реющего червя с капающей жёлтой слюной и с надутым воздухом животом... <text:line-break/>У Керис перехватило дыхание. Все душегубцы знали о реющих червях. Они охотились на лощинах и полянах по краю пастбищ, зависая чуть выше травяного покрова на мощных струях воздуха, исходящих через дырки по всей длине их тел. Укус реющего червя был смертелен, если не обработать его сразу противоядием из горчицы и конопли.</text:p>
      <text:p text:style-name="Text_20_body">— Я вышел на пустырь, где это существо напало на меня, — продолжил Хрящ. — Я никогда не забуду, как те щупальца впились в мою лодыжку. Мучительная боль. Прежде, чем я осознал, что произошло, я уже корчился в муках на земле, взывая о помощи, а реющий червь кружился вокруг меня, выжидая удобный момент для следующего нападения...<text:line-break/>Хрящ сделал паузу и медленно потёр свою лодыжку, словно вновь переживая тот момент.</text:p>
      <text:p text:style-name="Text_20_body">— И тогда из глубин Дремучих Лесов появился Прутик, твой отец; он бежал со всех ног на мои крики, но упал кубарем вниз, споткнувшись о мою несчастную, раздутую ногу! Ну, в тот же миг реющий червь обратил на него внимание.<text:line-break/>Керис нахмурилась.</text:p>
      <text:p text:style-name="Text_20_body"><text:soft-page-break/>— Твой отец был моим ровесником — того же возраста, что и ты сейчас — но выше и стройнее. И он был одет в одежду лесных троллей, а его волосы были завиты и заплетены в их стиле. Но я видел, что он был никаким не лесным троллем. Я думал, что он развернётся и удерёт, спасая себя. Тем более, что он обронил свой нож, когда упал. Но ничего подобного. Прутик вскочил на ноги и стал бегать туда-сюда по кругу от слизкого, шипящего червя, избегая его смертоносных клыков.</text:p>
      <text:p text:style-name="Text_20_body">"Мой нож... Найди мой нож..." — продолжал кричать он, и к счастью, несмотря на боль, я смог нащупать нож рукой и бросить его к Прутику. И как раз вовремя. Реющий червь начал нападать. Прутик твёрдо стоял на одном месте. И когда оно налетело на него, он поднял свое орудие и разрезал существо от головы до хвоста. В следующий момент червь взорвался, как надутый мочевой пузырь, и его ошмётки стали плавно оседать на травяной покров вокруг нас.</text:p>
      <text:p text:style-name="Text_20_body">А дальше была моя очередь почувствовать себя надутым мочевым пузырём. К тому моменту яд реющего червя уже разнёсся по моим венам, и мои ноги, мои руки, мое тело и шея, и даже мой язык раздулись, став раза в два больше, чем были, и я воспарил в воздух. Я никогда не забуду ни это ощущение, Керис, ни полный ужаса взгляд на лице Прутика. Но он не запаниковал. Вместо этого он схватил веревку, повязал один её конец на мою ногу, а другой конец — вокруг своей талии, и отправился со мной к деревне, а я, как мог, указывал ему, куда идти, качаясь над его головой.</text:p>
      <text:p text:style-name="Text_20_body">Я становился всё легче и легче, и вскоре уже поднял нас обоих над землёй к верхушкам деревьев — но он не отцепился...<text:line-break/>Хрящ сделал паузу, но вскоре продолжил свой рассказ, уже более взволнованным голосом.</text:p>
      <text:p text:style-name="Text_20_body">— Я буду помнить это, пока живу, Керис, — хрипло сказал он. — Прутик был изумителен. Он держался за ту веревку, даже когда мы достигли верхушек деревьев и начали взлетать в Открытое Небо на верную смерть. Он не отпускал её. Просто крепко уцепился за неё и звал на помощь со всей мочи. Благодаря его зову нас нашёл патруль, который глава пастухов отослал за мной. Они поймали арканом его ноги, притянули нас к земле и быстро вернули меня в деревню, чтобы дать мне противоядие, пока я не лопнул от яда реющего червя.</text:p>
      <text:p text:style-name="Text_20_body">Он хихикнул.<text:line-break/>— В ту ночь был настоящий предрассветный пир, скажу я тебе. Песни, танцы — Прутик был героем, — он нахмурился. — Странно, но следующим утром, он встал и ушёл, не сказав никому ни слова... Но я никогда не забуду его храбрость.<text:line-break/>Затем в одну прекрасную ночь, несколько лет спустя, он вернулся к нам капитаном воздушных пиратов — и знаешь что? Под нагрудником и пальто он все еще носил жилетку из шкуры ежеобраза, которую моя мать, твоя бабушка Татум, подарила ему за то, что он спас мою жизнь...</text:p>
      <text:p text:style-name="Text_20_body">На мгновение он сделал паузу. Затем, наклонившись вперед, он осторожно погладил край жилетки, которую носила Керис.<text:line-break/>— Вот эту, — мягко сказал он.<text:line-break/>— Она принадлежала моему отцу? — прошептала Керис.</text:p>
      <text:p text:style-name="Text_20_body">Она взглянула на свой любимый старый жилет, который она носила, сколько себя помнила. Она всегда считала его просто износившейся одеждой, как жакеты и пальто, которые носили её кузены. Она мягко провела кончиками пальцев по гладкой шерсти. Слезы потекли из уголков ее глаз. Печаль горьким комом встала у неё в горле.</text:p>
      <text:p text:style-name="Text_20_body">— Видишь ли, Керис, твой отец ничего не отпускает, — сказал Хрящ. — Именно поэтому я уверен, что если Прутик все еще жив, то он не забыл о тебе. Он не оставил меня, он не мог оставить свою команду, не оставит он и тебя... Он сделает все, что может, чтобы вернуться к тебе.<text:line-break/>Керис вытерла свои заплаканные глаза.<text:line-break/><text:soft-page-break/>— Спасибо, что рассказал мне эту историю, — сказала она, разглаживая взъерошенный ежеобразий мех своего жилета. Девочка поднялась на ноги. — Я лучше вернусь в деревню — чтобы помочь с приготовлениями к предрассветному пиру.</text:p>
      <text:p text:style-name="Text_20_body">Хрящ наблюдал в тишине, как Керис повернулась и отправилась по пастбищу к деревне. Она выглядела такой маленькой и беззащитной в серебряном свете луны. Он не мог видеть, как слезы текли по ее щекам.<text:line-break/>Конечно же, после полуночи большой стол в центре деревенской поляны уже скрипел под тяжестью поставленных на него блюд. Огромные чаны маринованных водорослей стояли за дубовыми бочками лесного эля и большими бурдюками тёмного сидра. Высокие свечи, толщиной с руку душегубца, разливали тепло по всему праздничному столу, а ветви деревьев над ним были украшены мерцающими огоньками.</text:p>
      <text:p text:style-name="Text_20_body">"Даже колыбельная роща не может выглядеть столь волшебно", — думала Керис, неся к столу неглубокую сковороду с шипящими стейками из ежеобраза.<text:line-break/>В тот момент на дальнем восточном конце пастушьего пути раздался звук рогов ежеобраза, который нельзя было ни с чем спутать; это был сигнал, что гостей увидели и они приближаются к деревне. С тяжестью в сердце Керис присоединилась к тёте Читлинг и своим кузенам, которые шумно усаживались на скамью по своим местам. Скоро со всех восьми сторон огромного стола уже суетились нетерпеливые красные лица; стоящие дыбом волосы на их головах подрагивали, когда они всматривались в противоположный конец деревенской поляны.</text:p>
      <text:p text:style-name="Text_20_body">— Они здесь! — закричал один из младших членов семейства Шатунов; этот крик подхватили семьи Велкинсов и Скатшоу неподалёку.<text:line-break/>Керис пришлось постараться, чтобы хоть мельком увидеть гостей за снующими туда-сюда головами ее соплеменников. Когда у неё это вышло, она понуро опустила лицо. С одного взгляда было ясно, что эти гости могли быть кем угодно, но только не воздушными пиратами. Кем они были на самом деле, сказать было бы весьма непросто. Небольшая компания прошла мимо пылающей жаровни и подступила к переполненному столу.</text:p>
      <text:p text:style-name="Text_20_body">Они были худощавого телосложения, ростом ниже душегубцев, с длинными челюстями и с тяжёлыми веками. Их кожа была покрыта блестящей чешуёй с зелёным оттенком, и у каждого из них на голове был высокий, зубчатый гребень; и эти гребни, казалось, в тусклом свете свечей изменяли свою окраску. Но ноги этих странных гостей показались Керис их самой причудливой особенностью — на них она смотрела с открытым от удивления ртом.</text:p>
      <text:p text:style-name="Text_20_body">По сравнению с остальным телом их ноги были огромного размера, и в них между пальцами были перепонки, а из задней части лодыжек высовывались длинные шипы, которые, казалось, щелкали при ходьбе. Гости носили кожаные штаны со множеством заплаток и пояса, увешанные ножами, острыми копьями, крюками, флягами и ещё какими-то странными предметами — массивными камнями, привязанными на концах длинных веревок.</text:p>
      <text:p text:style-name="Text_20_body">У них был лидер, который казался старше остальных: его гребень был крупнее, шипы на лодыжке — длиннее, и на нём был широкий плащ из темно-серой кожи какого-то животного, неизвестного Керис. Он вышел вперед и поднял чешуйчатую руку в приветствии.<text:line-break/>— Фелффт, вождь клана северного берега, — объявил он мягким, шепчущим голосом; его большой гребень вспыхнул глубоким темно-красным цветом. — Пусть ваши воды будут незамутнёнными, а ваши сети всегда полными.<text:line-break/>Он поклонился, и пятнадцать его соплеменников последовали его примеру; их гребни окрасились в тот же самый цвет, что и у предводителя.</text:p>
      <text:p text:style-name="Text_20_body">— Добро пожаловать в нашу скромную деревню, — с оживлением произнёс главный пастух, Огузок Скатшоу; его рыжие волосы были недавно уложены жиром в виде колючек, а на его широких плечах блестело роскошное ожерелье из клыков долгоруков. — Наши соседи, лесные тролли, сообщили нам о вашем приезде. Пожалуйста, сделайте нам честь, <text:soft-page-break/>присоединитесь к нашему скромному предрассветному ужину.</text:p>
      <text:p text:style-name="Text_20_body">Он указал жестом руки на великолепное угощение на столе.<text:line-break/>— Мы будем рады, — прошептал Фелффт; его гребень пульсировал рябью оранжевого и синего цвета.</text:p>
      <text:p text:style-name="Text_20_body">Такой же цвет приняли и гребни его спутников; в это время им показали их места за столами.<text:line-break/>Керис не могла отвести взгляд от этих странных гостей. Она пыталась не пялиться на маленькое существо с невысоким гребнем, севшее около нее; она даже отодвинулась по скамье в сторону. Во главе стола, с самой близкой к жаровне стороны, сидел Фелффт; наклонившись, он что-то шептал на ухо главе пастухов. Огузок встал и крикнул, чтобы ведра воды взяли из-под желобов и дали гостям.</text:p>
      <text:p text:style-name="Text_20_body">Спустя какое-то время перед каждым из них поставили по ведру. Душегубцы стали наблюдать за гостями, удивляясь и даже немного посмеиваясь, поскольку каждый гость опрокидывал ведро ледяной, пресной воды прямо себе на голову. Странный сосед пролил немного воды на Керис, но она не возражала, замерев от удивления, увидев блаженство на лице пришельца, когда вода стала капать с его пылающего синим гребня.<text:line-break/>— Приступим к ужину, — объявил Огузок Скатшоу, и начался пир.</text:p>
      <text:p text:style-name="Text_20_body">Согласно обычаю, было грубо приставать к гостям с вопросами прежде, чем они наелись, поэтому разговор с ними ограничивался фразами вроде: "Может, передать вам ещё водорослей?", или "Ещё одну тильдячью колбасу?", и "Может быть, ещё сидра?".<text:line-break/>Однако, сосед Керис сам представился, как Слифф; в промежутке между поеданием за обе щёки сыра нибблика и пережёвыванием тушеного мяса тильдера он сообщил ей, что он и его спутники относятся к тем, кого обычно называют веслоногими гоблинами; они были одним из кланов веслоногих, обитающих на берегах Великих озёр.</text:p>
      <text:p text:style-name="Text_20_body">Керис чуть ли не лопалась от любопытства, ей жутко хотелось спросить его, например, о том, где эти Великие озера, сколько кланов живёт на их берегах, и почему этот гребень у его соплеменников и у него самого так часто меняет окраску, и тому подобное. Но строгого взгляда тёти Читлинг и виноватого пожатия плечами дяди Хряща было для нее достаточно, чтобы держать свой язык за зубами.<text:line-break/>Наконец, когда Керис уже боялась, что она всё-таки не удержится и спросит гостя о чём-нибудь, глава пастухов отодвинул свой стул и встал.</text:p>
      <text:p text:style-name="Text_20_body">— Мы хорошо поели и много выпили, — сказал он с оживлением, поднимая свою кружку лесного эля выше своей лохматой рыжей шевелюры. — Теперь пусть же наши гости расскажут о своих путешествиях по местам, далеким от наших пастбищ!<text:line-break/>За столом воцарилась тишина ожидания; Фелффт, вождь племени веслоногих гоблинов северного берега, смотрел на соседа Керис, Слиффа. Его гребень покрылся лёгкой красно-оранжевой зыбью, и, как будто в ответ ему, гребень Слиффа принял такой же вид. Не произнося ни слова, молодой гоблин встал на ноги и обратился к жителям деревни.</text:p>
      <text:p text:style-name="Text_20_body">— Четыре Великих озера, откуда мы родом, находятся далеко отсюда за древесными перевалами на западе, и дальше — за большими ущельями, — начал он приглушенным, шепчущим голосом. — Мы — веслоногие гоблины из Клана Северного берега Третьего Великого озера, за водами которого мы ухаживаем и которое щедро дарует нам всю благодать, которую мы можем пожелать. Немногие рискуют подойти к нашим отдаленным землям, так же и из нас лишь некоторые могут отправиться в великие Дремучие Леса, чтобы узнать что-то о мире вне озёр.</text:p>
      <text:p text:style-name="Text_20_body">— Мы — мой отец, мои братья и я — столкнулись со многими племенами: белые гоблины из глубин лесов, орды трогов в больших ущелях, и множество народов древесных перевалов; плоскоголовые, молотоголовые, длинноволосые, серые и клыкастые гоблины — вот лишь их малая доля. Мы торговали рыболовными крючками, прекрасной бечевкой и сетями, и теперь прибыли к вам, красным пастухам ночи, имея интерес к вашим кожаным плащам и <text:soft-page-break/>прекрасным шкурам. Мы принесли вам озёрный жемчуг и драгоценные камни ила взамен...</text:p>
      <text:p text:style-name="Text_20_body">Душегубцы кивнули и подняли сосуды с лесным элем в ответ, но Фелффт, вождь веслоногих, улыбнулся и кивнул своему сыну, чтобы тот продолжал.<text:line-break/>— Но об этом позже, — сказал Слифф. — Сейчас я хочу рассказать вам о странной вещи, которую мы увидели в долине железного дерева, в трех неделях пути отсюда. Мы торговали смолой с гоблинами-утконосами в высоких рощах, и раскинули лагерь на одном из могучих ветвей сосны железного дерева. Когда начался рассвет, и солнце поднялось, на горизонте появился великолепный пиратский воздушный корабль...</text:p>
      <text:p text:style-name="Text_20_body">Керис затаила дыхание и подвинулась ближе.<text:line-break/>— Когда он летел над верхушками деревьев неподалёку от нас, начали происходить странные вещи. Могучее судно скосилось сначала на одну сторону, затем на другую, всё время подрагивая, как проткнутый озёрный угорь.Оно поднималось и опускалось, пока огонь горел в его печах, но вскоре, летя уже между деревьев, корабль рухнул вниз в Дремучие Леса, недалеко от нашего лагеря. Тем утром, когда мы продолжили наше путешествие, мы наткнулись на этот упавший корабль.</text:p>
      <text:p text:style-name="Text_20_body">Древесина, из которой он был сделан, была в нормальном состоянии, хоть после катастрофы кое-где и были трещины; высокая мачта корабля и его паруса были вполне в рабочем состоянии. Но самая странная вещь, о которой я должен вам рассказать, это то, что случилось с массивным летучим камнем в сердце большого судна. Он рассыпался в пыль и проваливался сквозь решетку, словно песок, утекающий из разбитых песочных часов. Мы нашли капитана корабля...<text:line-break/>Керис вскрикнула, но душегубцы не заметили этого, очарованные рассказом молодого гоблина.</text:p>
      <text:p text:style-name="Text_20_body">— Он умирал — это было очевидно, но он представился, как Грабитель Равнин, капитан "Демона Края", последнего воздушного корабля. Он сказал нам, что ужасная болезнь уничтожила все большие небесные суда; она напала на их драгоценные летучие камни и превратила их в бесполезную пыль. Многие воздушные пираты уже оставили свои корабли на лагерной стоянке далеко в Топях, но он, Грабитель Равнин, не стал оставаться. Теперь он поплатился за свое решение. Тяжело дыша перед смертью, он посмотрел на меня и прошептал: "Эра воздухоплавания окончена".</text:p>
      <text:p text:style-name="Text_20_body">Слифф сел, и какой-то момент все в шоке и удивлении гладели друг на друга. Воздушные пираты были самыми лучшими торговцами в Дремучих Лесах, они путешествовали дальше, чем кто-либо. Теперь они ушли в прошлое. Неудивительно, что они посещали деревню всё реже. И без их воздушных кораблей они становились обычными торговцами, каких множество.<text:line-break/>— Мой отец — капитан воздушных пиратов, — тихо сказала Керис, поворачиваясь к веслоногому гоблину. — Вы думаете, что его корабль разбился, как и все остальные?</text:p>
      <text:p text:style-name="Text_20_body">— На это, Керис, может ответить только Великая Устрица, — сказал Слифф, его гребень ярко полыхнул темно-красным. — Она живет в глубинах Третьего Великого озера, она — самая древняя из всех могущественных прародительниц.<text:line-break/>Керис нахмурилась. <text:line-break/>— И эта ваша Великая Устрица, — сказала девочка. — Вы хотите сказать, что она знает, жив ли ещё мой отец?</text:p>
      <text:p text:style-name="Text_20_body">— И увидишь ли ты когда-нибудь его снова, — кивая, ответил Слифф.<text:line-break/>— Так как мне узнать об этом? — с дрожью в голосе спросила Керис. <text:line-break/>— Просто, — сказал веслоногий гоблин, его гребень сменил свой цвет на светло-зеленый. — Иди с нами, и спросишь её сама.</text:p>
      <text:h text:style-name="Heading_20_1" text:outline-level="1"><text:soft-page-break/>Глава Вторая - Сумка из кожи тильдера</text:h>
      <text:p text:style-name="Text_20_body">Маленькая потрепанная сумка из темно-красной кожи тильдера, в которой десять листов берестяной бумаги и короткий карандаш из свинцового дерева... Я надеюсь, что этого будет достаточно. Это было все, что подвернулось мне под руку, в то морозное утро три недели назад, когда я покинула теплый, уютный семейный гамак и тайком ушла.</text:p>
      <text:p text:style-name="Text_20_body">Дорогой Дядя Хрящ, к настоящему времени ты уже обнаружил, что меня нет. Я надеюсь всей своей душой, ты поймёшь, что я не смогу лицом к лицу попрощаться с тобой, тётей Чиллинг и своими кузенами. Я знаю что, если я бы сделала это, вы бы слёзно умоляли меня остаться, и у меня не хватило бы сил отказать вам.</text:p>
      <text:p text:style-name="Text_20_body">Я оставляю вам свои обереги и амулеты. Я сняла их со своей шеи и оставила, один за другим, возле каждой из ваших спящих голов с остроконечно уложенными волосами. Носите их вместе со своими оберегами, на своих шеях, рядом с вашими любящими сердцами.</text:p>
      <text:p text:style-name="Text_20_body">Думайте обо мне, пока меня нет. Я знаю, что ваши добрые мысли обо мне будут охранять меня в дороге.</text:p>
      <text:p text:style-name="Text_20_body">Мои слёзы капают на берестяную бумагу, пока я пишу эти слова, но я знаю, что должна их написать, отправляясь в долгий путь. Как хорошо, что я, простая душегубка, научилась грамоте у Вихрохвоста, старого, мудрого эльфа-дубовичка, живущего в коконе птицы-помогарь на колыбельном дереве. Он учил наc, юных душегубцев и лесных троллей, никогда даже и не предполагая, что мы будем как-то использовать это умение, кроме как для учёта домашнего скота и древесины, скажу я. Но теперь я пишу рассказ о большом путешествии, в которое отправилась.</text:p>
      <text:p text:style-name="Text_20_body">Я с трудом могу поверить в это, но с тех пор прошло уже три недели. И я так рада, что наконец смогла найти время сделать записи. Дядя наверняка задастся вопросом, что за чудеса я увидела в этих могущественных Дремучих Лесах — вот об этих чудесах я и собираюсь сейчас написать.</text:p>
      <text:p text:style-name="Text_20_body">Мои веслоногие спутники путешествуют по наитию, тихо и стремительно, по своим следам, которые они оставили на пути в деревню. Я не могу сказать точно, как они ориентируются, но по некоторым признакам они, кажется, находят дорогу, принюхиваясь в траве, или, что ещё более любопытно, прислоняясь к стволу могучего дерева и пристально прислушиваясь к чему-то. Они мало говорят, но с лихвой восполняют своё молчание странной, бесшумной коммуникацией с помощью тех гребней на их головах, постоянно меняющих свой цвет.</text:p>
      <text:p text:style-name="Text_20_body">Мы спим ночью, обычно на ветвях высоких деревьев, а передвигаемся днем, к которому я уже понемногу привыкаю; правда, я скучаю по лунному свету. В ярком дневном свете мир обретает необычные особенности, становится более красочным. Я видела большие цветы, похожие на колокола, и от количества росы в их пятнистой чашечке зависит то, как они гудят и поют при легком дуновении ветра. У меня под ногами ходили колючие зеленые существа, с глазами на стебельках и восемью ногами, похожими на палки; эти существа питались листьями, упавшими с веток деревьев. Огромные стаи черных и белых птиц по утрам отдыхали, плавая в озёрах, чтобы днём снова куда-то улететь...</text:p>
      <text:p text:style-name="Text_20_body">Чудес было больше. Намного больше. Но я помню, что у меня есть только десять драгоценных листов берестяной бумаги, а сколько времени продлится моё путешествие — я не знаю, поэтому я не должна израсходовать их всех за один присест.</text:p>
      <text:p text:style-name="Text_20_body">Но есть одна вещь, которую я должна записать, поскольку она напомнила мне о вас, дорогие дядя и тетя, и остальные обожаемые душегубцы. Мы разбили лагерь рядом с колонией гоблинов-утконосов, высоко в ветвях огромной железной сосны. Она стояла в роще, где таких сосен было больше пятидесяти, и в каждом была своя колония. В тот день гоблины-утконосы отвели нас на самые высокие ветви, где я увидела гигантских древесных фромпов, <text:soft-page-break/>которые живут и питаются за счёт дерева.</text:p>
      <text:p text:style-name="Text_20_body">Это огромные существа с белой косматой шерстью, длинным туловищем и большими изогнутыми когтями. Они цепляются за ствол дерева своими острыми, как бритва, когтями и глубоко прощупывают щели между чешуйками коры в стволе в поисках чёрных жуков-короедов, которыми они питаются.</text:p>
      <text:p text:style-name="Text_20_body">Гоблины-утконосы карабкаются за ними и собирают золотую древесную смолу, которая медленно сочится из глубоких следов когтей древесных фромпов. Гоблины-утконосы ухаживают за этими огромными существами и лелеют их так же нежно, как ты, дорогой дядя, ухаживаешь за стадами ежеобразов, вместе с другими пастухами. Вечером, когда моя старая подруга — полная луна — взошла над рощей железных деревьев, со своего спального места на огромной ветке я могла услышать грохочущий храп древесного фромпа, свисающего вниз головой с веток выше.</text:p>
      <text:p text:style-name="Text_20_body">Три долгих месяца прошли с той волшебной ночи в роще железных деревьев. Путь был долгим и трудным, но веслоноги упорно не сбавляли темп. Я не отставала от них ни на шаг, ни в бесконечных древесных массивах с их зубчатыми верхушками, ни в туманных ущельях. И пока мы шли, я постепенно узнавала своих спутников лучше, но всё же раскрыть все их тайны невозможно, как невозможно раскрыть все тайны самих Дремучих Лесов.</text:p>
      <text:p text:style-name="Text_20_body">Слифф стал мне ближе всех. Помните его? Он сидел рядом со мной тогда, много месяцев назад, на предрассветном ужине. Он — один из тридцати детей выводка одной матери; остальные мои спутники — его братья. Нас семнадцать, включая меня. Наш лидер — их отец, Фелффт. Там, откуда они пришли, он — глава деревни на северном берегу одного из их Великих озер.</text:p>
      <text:p text:style-name="Text_20_body">Я попыталась расспросить Слиффа и его братьев — Грулфа,</text:p>
      <text:p text:style-name="Text_20_body">Хифа и Спива о той Великой Устрице, что живет в их озере, но всякий раз, когда я поднимаю эту тему, их гребни вспыхивают желтым цветом, и они уклоняются от моих вопросов. У нас не слишком много времени для бесед возле костра — всего несколько минут в конце долгого дня, в течение которого мы пересекали древесный массив, поднявшись из мрачного, сырого ущелья.</text:p>
      <text:p text:style-name="Text_20_body">Древесные массивы — родина племен гоблинов, слишком многочисленных, чтобы их перечислять. Большинство гоблинов, как устрашающие плоскоголовы и их еще более воинственные родственники, молотоголовы — не говоря уже о племенах серых и розовоглазых гоблинов — перемещаются от массива к массиву, никогда не оставаясь на одном месте дольше, чем на несколько дней или недель; они постоянно враждуют между собой и вечно заняты мелкомасштабными войнами. Многими ночами наша маленькая группа пряталась высоко в ветвях медного дерева или гигантской бледной ивы, пытаясь урвать хоть пару часов необходимого нам сна, в то время под нами среди деревьев раздавались ужасные звуки сражения.</text:p>
      <text:p text:style-name="Text_20_body">Теперь, когда у нас на исходе провиант — древесные слизняки и грибы-трутовики, которыми мы питались последние две недели — мы прибыли в деревню длинноволосых гоблинов. Длинноволосые предпочитают жить в деревнях осёдло, что довольно необычно для гоблинских племён. Хотя постоянное место обитания делает их уязвимыми для нападения, они восполняют это размером и прочностью своих укреплений.</text:p>
      <text:p text:style-name="Text_20_body">Лес вокруг этой деревни был вырублен и превращён в частокол, окруженный большим рвом. Вождь, по чьему приказу это было сделано, назвал деревню Великой Погибелью Захватчиков.</text:p>
      <text:p text:style-name="Text_20_body">В центре деревни стояла главная хижина, вокруг которой были построены длинные, крытые соломой лачуги. Должна признаться, что сильно испугалась, сбившись с толку в толпе, грохоте и дыму, когда мы шли вдоль центральной аллеи в сторону главной хижины.</text:p>
      <text:p text:style-name="Text_20_body"><text:soft-page-break/>Это селение было огромного размера! Вся наша деревня, дядя, спокойно разместилась бы вместе с половиной нашего пастбища на вечевой площади, окружающей главную хижину Погибели Захватчиков. Стиль причёски у этих гоблинов похож на наш, душегубский, но все же в целом они выглядят куда более свирепо. <text:line-break/>Тысячи длинноволосых приветствовали нашу небольшую группу. Как оказалось, по пути туда Феллфт участвовал в отражении набега молотоголовых гоблинов на деревню, и теперь вождь Погибели Захватчиков считает его своим личным другом.</text:p>
      <text:p text:style-name="Text_20_body">Когда мы вошли в главную хижину, я огляделась и увидела седого вождя, сидевшего на троне из серебряного дуба, поставленном на груду гоблинских черепов, на некоторых из них всё ещё были закреплены пучки волос. <text:line-break/>— Это головы славных великих воинов, павших в сражениях, — прошептал мне Слифф. </text:p>
      <text:p text:style-name="Text_20_body">Затем он указал мне на перекладины крыши высоко над нашими головами. Я взглянула туда — и едва сдержала крик ужаса. Там со стропил свисали скелеты, уставившиеся на нас своими пустыми глазницами; при дуновениях ветра их белые кости стучали друг о друга. </text:p>
      <text:p text:style-name="Text_20_body">Они, как объяснил мне Слифф, были могущественными вождями клана, здесь это считается самой высокой честью — быть повешенным на стропила крыши главной хижины после смерти.</text:p>
      <text:p text:style-name="Text_20_body">Я дрожу, когда вспоминаю это зрелище, но это была лишь небольшая плата за восхитительный ужин из жареной зимней птицы и мягкую кровать из сена в длинной хижине. Мы будем отдыхать здесь, с волосатыми, в течение недели. Затем, как говорит Фелффт, когда мы полностью восстановим силы, будет пора начать самую опасную часть нашего долгого путешествия — переход через ущелье трогов.</text:p>
      <text:p text:style-name="Text_20_body">Когда он шептал об этом ущелье, дядя, его гребень окрасился в цвет глубокого индиго...</text:p>
      <text:p text:style-name="Text_20_body">Пока я пишу это, я так сильно трясусь, что едва могу удержать в руках карандаш из свинцового дерева. </text:p>
      <text:p text:style-name="Text_20_body">От голода у меня засосало под ложечкой, и я не уверена, что у меня хватит сил для завтрашнего перехода — в этих мрачных ущельях я не могу даже отличить день от ночи.</text:p>
      <text:p text:style-name="Text_20_body">Последний месяц был худшим в моей жизни, и я потеряла счет тому, сколько раз я мечтала о том, как я вернусь к вам — дяде Хрящу, тёте Чиллинг, к кузенам — Серебряку, Седушке, Грудине и маленькому Задохлику, к нашему гамаку высоко над жаровней. Единственное, что меня бодрит — мысль, что если я сдамся и упаду, мои белёсые кости так и останутся лежать в этой глубокой пропасти.</text:p>
      <text:p text:style-name="Text_20_body">Я содрогаюсь при этой мысли. Фелффт предупредил меня, что переход через ущелья трогов будет тяжёлым, но когда мы тем туманным утром выдвинулись из деревни волосатых, я и представить себе не могла, насколько тяжёлым. Когда мы перешли через последний лесной массив и сделали паузу, чтобы оглядеть пейзаж под нами, я начала медленно осознавать, что мне придётся скоро пережить.</text:p>
      <text:p text:style-name="Text_20_body">Ущелья — туманные трещины на бесплодной и скалистой земле, как царапины, оставленные гигантскими когтями — стояли у нас на пути. Не было никакой короткой окольной дороги. Слифф уверил меня, что у нас есть единственный маршрут — спускаться в глубины каждого ущелья и подниматься с другой стороны; на каждое ущелье придётся потратить несколько дней трудного восхождения.</text:p>
      <text:p text:style-name="Text_20_body">Даже Слиффа бросало в дрожь, когда речь шла о последнем и самом глубоком из ущелий, при этом его гребень менял цвет на бледно-серый. <text:line-break/>— Это ущелье — родина таинственных белых гоблинов глубин, и его нельзя никак обойти, — сказал он, но больше я ничего от него не узнала, как бы упорно ни спрашивала.</text:p>
      <text:p text:style-name="Text_20_body">С тяжестью на сердце мы заступили в первое ущелье и спускались вниз по отвесным листам <text:soft-page-break/>сланца; они двигались и скользили у нас под ногами, замедляя и утруждая наше передвижение. К концу дня мы достигли дна ущелья; это было сырое, мрачное место с небольшим потоком воды, пробегающим по нему. Мы напились, а веслоноги ещё и облили себя водой с ног до головы, по своему обычаю. </text:p>
      <text:p text:style-name="Text_20_body">Со всех концов потока стояло несколько массивных трогов в грубых шкурах и серьгах из костей, с грубо наточенными каменными топорами; они подозрительно наблюдали за нами. Но, к счастью, когда мы полезли вверх из ущелья, они развернулись и с ушли прочь, куда-то в мрак.</text:p>
      <text:p text:style-name="Text_20_body">Это была первая из многих моих встреч с племенами трогов в ущельях — это самые примитивные народы из всех, которых я видела. Несмотря на их устрашающе большие размеры, они были очень осторожны и старались держаться на расстоянии от нас, когда мы шли через их ущелья. Холодные, пустынные, неприветливые пропасти так сильно отличались от наших пышных, залитых лунным светом пастбищ и теплой, радушной деревни...</text:p>
      <text:p text:style-name="Text_20_body">Безмятежные каменные боковины ущелий были покрыты рябью проёмов, ведущих в пещеры. Возле каждого такого проёма была груда серой, крапчатой, острой скорлупы; каждая скорлупка была размером с телёнка ежеобраза. Слифф сказал мне, что их оставили гигантские пещерные вши, которые живут в глубинах пещер и являются главным источником пищи для трогов в этом бесплодном месте.</text:p>
      <text:p text:style-name="Text_20_body">Судя по количеству скорлупы, разбросанной возле входа в пещеры, кажется, у трогов не было нехватки этих странных существ. Меня просто бросает в дрожь, едва я представлю, каковы они на вкус. </text:p>
      <text:p text:style-name="Text_20_body">Хорошо, что эти пещерные вши удовлетворяли примитивных трогов в пищевом плане, поэтому на нашу маленькую группу — и наши припасы — они почти не обращали внимания. Разве что поглядывали, когда мы останавливались ужинать каждую ночь и разводили тусклый огонь дровами медного дерева, запас которых уже истощался.</text:p>
      <text:p text:style-name="Text_20_body">Затем, когда мы ютились вокруг пылающих, огненно-красных поленьев, от маленькой связки которых сильный жар мог идти всю ночь, каждый из нас чувствовал множество наблюдающих взглядов. Долгое время я смотрела, как медно-красный огонь, пылая, бросает отблески на огромную толпу остолбеневших трогов ущелья.</text:p>
      <text:p text:style-name="Text_20_body">Шли дни и ночи, я медленно привыкала к этим странным вечерним гостям, и, удивительно, даже начала с нетерпением ждать их. Видимо, было что-то завораживающее в тех больших темных силуэтах с наблюдающими взглядами, которые напоминали мне о ночах в серебристых пастбищах, проведённых в окружении пасущихся ежеобразов.</text:p>
      <text:p text:style-name="Text_20_body">Всего мы преодолели шесть ущелий, и каждое было глубже предыдущего. Мы потратили на это двадцать дней и двадцать странных ночей возле костра. В течение дня, когда троги скрывались в своих глубоких пещерах, мы не наблюдали почти никаких признаков жизни: изредка пробегал вниз по склону скальный тильдер; время от времени гриф с потрёпанными крыльями кружил в небесах в поисках падали. И всё время мне хотелось оказаться дома.</text:p>
      <text:p text:style-name="Text_20_body">На рассвете двадцать первого дня мы разбили стоянку на скалистой кромке последнего и самого глубокого из ущелий, где обитали таинственные белые гоблины, о которых веслоноги все еще отказывались мне говорить. <text:line-break/>— Вам лучше не знать этого, мистресс Керис, — сказал мне Фелффт. — Некоторые вещи лучше оставить окутанными тайной. <text:line-break/>Я оглядела ущелье; его боковины уходили вниз в далёкую чернильную темень. Я не могла избавиться от чувства, что не знать — всё-таки гораздо хуже.</text:p>
      <text:p text:style-name="Text_20_body">Фелффт шепотом приказал нам связаться друг с другом верёвкой и попросил производить как можно меньше шума. Хотя я могу поклясться, что мое сердце билось громче, чем <text:soft-page-break/>деревенский барабан, когда я спускалась следом за другими по узкой, вьющийся тропинке, идущей через край ущелья дальше, вниз по его крутому склону.</text:p>
      <text:p text:style-name="Text_20_body">Чем дальше мы спускались, тем больше сгущался мрак и более отвесным становился склон. Время от времени из под наших ног в пропасть сваливались кучи камней и гальки. Наконец склон полностью исчез, боковина ущелья стала совершенно вертикальной, и теперь мы один за другим спускались вниз, просто цепляясь за ряды выступов.</text:p>
      <text:p text:style-name="Text_20_body">Казалось, что мы уже несколько часов спускались в туманном мраке; и наконец — достигли небольшого водного потока на дне ущелья — по крайней мере, это выглядело, как дно ущелья. <text:line-break/>— На самом деле, — прошептал Слифф, — здесь есть глубокие трещины на самом дне; эти трещины уходят дальше в породу, их называют "глуби", и оттуда без всякого предупреждения беззвучно выползают в поисках добычи белые гоблины.</text:p>
      <text:p text:style-name="Text_20_body">Он убедил меня, что для всех нас жизненно важно перейти водный поток и пересечь всё ущелье так незаметно и быстро, как только сможем, и идти дальше — пока не достигнем насыпи острого, каменистого щебня, после которой мы уже будем подниматься наверх.</text:p>
      <text:p text:style-name="Text_20_body">— Сейчас нам предстоит самая опасная часть нашего путешествия, — сообщил мне Слифф испуганным шепотом.<text:line-break/>И глядя на пеструю, болезненно-бледную окраску его гребня, я не сомневалась в правдивости его слов. Рывок верёвки, обвязанной вокруг меня, прервал нашу беседу; пора отправляться в путь, сказали нам; нужно пересечь этот медлительный, солоноватый водный поток. Не желая больше оставаться в этом ужасном месте, мы поспешили за всеми.</text:p>
      <text:p text:style-name="Text_20_body">Мы шли уже несколько часов, и похоже, был уже полдень, но жуткая темнота глубокого ущелья была непроницаема, как и всегда. Влажность и холод проникали в нашу одежду, они просачивались даже через мой жилет из ежеобраза; я замёрзла до мозга костей. Здесь была абсолютная тишина, не считая наших тяжёлых, усталых вздохов и плеска наших ног в ледяном потоке.</text:p>
      <text:p text:style-name="Text_20_body">Пока мы тихо крались во мраке, опасливо вслушиваясь в каждый вздох и всплеск в тихом мраке, я почувствовала, что что-то задело мою щеку. Задело слабо, почти незаметно, словно касание сети паучьего шёлка, или травинки на пастбище. Но я чувствовала это снова и снова. Если другие и замечали такую же вещь, то не подавали виду. Они всё шли и шли по потоку воды; несмотря на размер, их перепончатые ноги почти не издавали шума.</text:p>
      <text:p text:style-name="Text_20_body">Я уже собиралась догнать Слиффа, похлопать по его плечу и спросить, что это могло быть такое, как вдруг моё лицо погрузилось во что-то холодное и липкое.</text:p>
      <text:p text:style-name="Text_20_body">Я не могла вскрикнуть, не могла даже дышать. В жуткой темноте я попыталась размахивать и отбиваться руками, но поняла, что они также были обездвижены чем-то столь же сильным. Веревка, связывающая меня с моими спутниками, с треском дёрнулась, и я поняла, что она разрезана. Сердце тревожно билось в моей груди; я почувствовала, как меня, неспособную кричать и сопротивляться, затягивали вверх, в чернильную тьму.</text:p>
      <text:p text:style-name="Text_20_body">Я никогда не испытывала ничего подобного слепому ужасу того мгновения, когда я была во власти ужасного невидимого монстра в глубинах ущелья...</text:p>
      <text:p text:style-name="Text_20_body">Вдруг ослепительно вспыхнул свет, и то, что держало меня, ослабило хватку. Я тяжело упала на скалистый сланец и несколько секунд спустя мои глаза приспособились к освещению. Я увидела то, что схватило меня.</text:p>
      <text:p text:style-name="Text_20_body">Все пространство вокруг кишмя кишело костлявыми, безволосыми белыми телами, полупрозрачными, как древесный воск, поблёскивающими, словно росяные слизняки. Толпа этих существ отступила от света, и стало возможно различить в ней отдельные лица, которые уставились на меня огромными, черными глазами, тяжело дыша и цокая белыми языками. Белые гоблины — их было не меньше сотни. </text:p>
      <text:p text:style-name="Text_20_body"><text:soft-page-break/>На их огромных лысых головах росли тонкие щупальца, которые, как я в ужасе заметила, были направлены ко мне, сковав мои лодыжки и запястья.</text:p>
      <text:p text:style-name="Text_20_body">Я отступила назад и обнаружила Слиффа в стороне от меня; в его протянутых руках пылали два огненных кристалла. Пока мы торопливо отходили, всё больше отвратительных гоблинов выбирались наружу из глубоких трещин на дне ущелья вокруг нас; щупальца на их головах покачивались, словно серебрянная трава на пастбище при сильном ветре. В тот момент я поняла, что все белые гоблины — несмотря на свои огромные глаза — были слепыми, и вместо зрения в этой черной тьме они использовали свои щупальца.</text:p>
      <text:p text:style-name="Text_20_body">Пока мы бежали назад к остальным, их гребни окрасились в тревожный ярко фиолетовый цвет; кристаллы Слиффа начали гаснуть, и позади нас был слышен шипящий звук щупалец ищущих нас белых гоблинов. Мгновение спустя кристаллы перестали излучать свет, и мы снова погрузились в абсолютную темноту. Внезапно, до этого тихое ущелье наполнилось отвратительными высокими воплями и невнятными завываниями — белые гоблины глубин как будто звали своих сородичей поучаствовать в охоте.</text:p>
      <text:p text:style-name="Text_20_body">В этом холодном и ужасном месте наша небольшая группа, должно быть, могла бы стать сытным ужином для этих голодных гоблинов. У Фелффта, тем не менее, были другие мысли. По его беззвучной команде мы начали рыться в наших рюкзаках в поисках остатков провианта — нарезок вяленого тильдера и солёного мяса снежной птицы, долей сушенного ежеобразьего творога; мы отбросили всё это назад за плечи, отчаянно пытаясь отвлечь и задержать этим ужасных белых гоблинов.</text:p>
      <text:p text:style-name="Text_20_body">Вскоре мы услышали рычание и перебранки позади нас — гоблины дрались друг с другом за ничтожные куски пищи. От их щупалец, которые хлестали нам в спины, мы неистово отбивались ножами и топориками, которые мы несли с собой. Один раз я споткнулась и упала на землю, но Слифф — да благословит его Земля — помог мне встать и идти дальше. Мы достигли каменистой насыпи и начали отчаянно карабкаться к свету, не задержавшись ни на секунду.</text:p>
      <text:p text:style-name="Text_20_body">Из того ужасного бегства я запомнила только тот слепой ужас, который охватил нас; каждый решил во что бы то ни стало оторваться от наших отвратительных преследователей; никто не отставал ни на шаг.</text:p>
      <text:p text:style-name="Text_20_body">Только когда эти леденящие кровь вопли и крики начали затихать, и в воздухе больше не гудели щупальца, ищущие свою добычу, мы позволили себе остановиться на момент, чтобы отдышаться.</text:p>
      <text:p text:style-name="Text_20_body">И тогда это мрачное ущелье нанесло нам свой заключительный, сокрушающий удар; путь становился всё труднее, мы шли всё медленнее, становясь слабее с каждым шагом и утомляясь всё больше и больше. Слифф говорит мне, что настало время главного испытания в нашем большом путешествии; ведь подъем из этого ущелья — самый крутой и самый долгий из всех. Меньше чем за сутки мы спустились в эти ужасные глубины, но чтобы подняться наверх теперь, со стертыми ногами и голодным желудком, нам потребуется почти две недели.</text:p>
      <text:p text:style-name="Text_20_body">И пока я пишу это на одном из последних драгоценных листов берестяной бумаги, я могу только сильно надеяться, что эти слова не станут моей предсмертной запиской.</text:p>
      <text:p text:style-name="Text_20_body">...Это — мой последний кусок берестяной бумаги, и пока я пишу на нем, я думаю только о вас, тетя Читлинг и дядя Хрящ, и о своих дорогих кузенах; вы сейчас так далеко... Я надеюсь всем сердцем, что вы счастливы, и что вы думаете обо мне, вглядываясь в пылающий огонь жаровни, перед тем, как лечь спать.</text:p>
      <text:p text:style-name="Text_20_body">Мы поднялись из ужасного ущелья белых гоблинов, и очутились на ярком свету солнца, на просторных полянах пышного нагорного леса.</text:p>
      <text:p text:style-name="Text_20_body">Судя по уверенным шагам моих компаньонов и счастливому огненно-красному цвету их <text:soft-page-break/>гребней, я могу сказать, что мы находимся в землях, которые они знают хорошо, а это значит, что мы не слишком далеко от их водной родины.</text:p>
      <text:p text:style-name="Text_20_body">Сейчас ночь; мы сидим у костра и жарим древесных личинок и трутовиков, собранных по пути. Воздух наполнен смехом и шутками; мои спутники разговаривают о своих близких, которых они скоро увидят вновь. Я изо всех сил пытаюсь улыбаться и разделить их радость, но это очень сложно для меня — моему сердцу тревожно в груди; я думаю о вас, мои дорогие душегубцы, и о нашей маленькой деревушке, которую я покинула...</text:p>
      <text:p text:style-name="Text_20_body">Но мне надо оставить эти мысли в глубине своей памяти, ласково свернуть их и хранить, так же, как и эти берестяные страницы, которые я буду держать в безопасности в сумке из кожи тильдера, пока не наступит день, когда я смогу поделиться с вами этими заметками. А сейчас я должна убрать карандаш из свинцового дерева и подумать о своём будущем.</text:p>
      <text:p text:style-name="Text_20_body">И я уже вижу своё будущее!</text:p>
      <text:p text:style-name="Text_20_body">Далеко за травянистыми полянами и деревьями, простирающимися перед нашей стоянкой, словно гигантское зелено-голубое одеяло, лежат четыре великих озера веслоногих гоблинов. Там я надеюсь найти ответ на вопрос, ради которого я отправилась в этот долгий путь. Эта надежда подстегивала меня идти сквозь все опасности и лишения, с которыми я сталкивалась, и я уверена, что это всё было не напрасно...</text:p>
      <text:p text:style-name="Text_20_body">Жив ли мой отец, воздушный пират Прутик?</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7T06:06:13.28</meta:creation-date>
    <meta:document-statistic meta:table-count="0" meta:image-count="0" meta:object-count="0" meta:page-count="16" meta:paragraph-count="153" meta:word-count="8486" meta:character-count="53813"/>
    <dc:date>2014-01-07T06:07:23.96</dc:date>
    <meta:editing-duration>PT1M11S</meta:editing-duration>
    <meta:editing-cycles>1</meta:editing-cycles>
    <meta:generator>OpenOffice/4.0.0$Win32 OpenOffice.org_project/400m3$Build-9702</meta:generator>
  </office:meta>
</office:document-meta>
</file>